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edd" officeooo:paragraph-rsid="00030edd"/>
    </style:style>
    <style:style style:name="P2" style:family="paragraph" style:parent-style-name="Standard">
      <style:text-properties officeooo:rsid="0004d34d" officeooo:paragraph-rsid="0004d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h verstehe nicht ganz wieso ich die werte von 3 Endzuständen angeben soll, da die definition der Eval-Funktion sagt das wenn X 3mal in einer Reihe/Spalte/Diagonale vorkommt sie +1 zurückgibt, bei 3mal O in einer Reihe/Spalte/Diagonale eine -1 zurückgibt und bei allen anderen Terminalenzuständen eine 0 zurückgibt. Aber ich schreibe dann mal 3 Endzustände.</text:p>
      <text:p text:style-name="P1"/>
      <text:p text:style-name="P1">X | X | X</text:p>
      <text:p text:style-name="P1">O | O | ?<text:tab/>Endzustand mit X_3 also Eval(s) = +1</text:p>
      <text:p text:style-name="P1">? <text:s/>| ? <text:s/>| ?</text:p>
      <text:p text:style-name="P1"/>
      <text:p text:style-name="P1">X | X | O</text:p>
      <text:p text:style-name="P1">X | O | ?<text:tab/>Endzustand mit O_3 also Eval(s) = -1</text:p>
      <text:p text:style-name="P1">O | ? <text:s/>| ?</text:p>
      <text:p text:style-name="P1"/>
      <text:p text:style-name="P1">X | O | X</text:p>
      <text:p text:style-name="P1">X | O | O<text:tab/>Endzustand mit weder X_3 noch O_3 also Eval(s) = 0</text:p>
      <text:p text:style-name="P1">O | X | X</text:p>
      <text:p text:style-name="P1"/>
      <text:p text:style-name="P1">Zwischenzustände :</text:p>
      <text:p text:style-name="P1"/>
      <text:p text:style-name="P1">X | X | ?</text:p>
      <text:p text:style-name="P1">O | O | ?<text:tab/>Eval(s) = 1*3 + 0*1 – (1*3 +1*1) = -1</text:p>
      <text:p text:style-name="P1">? <text:s/>| ? <text:s/>| ?</text:p>
      <text:p text:style-name="P1"/>
      <text:p text:style-name="P1">X | O | ?</text:p>
      <text:p text:style-name="P1">? <text:s/>| X | ?<text:tab/>Eval(s) = 1*3 +3*1 – (0*3 + 0*1) = 6</text:p>
      <text:p text:style-name="P1">? <text:s/>| ? <text:s/>| ?</text:p>
      <text:p text:style-name="P1"/>
      <text:p text:style-name="P2">X | O | ?</text:p>
      <text:p text:style-name="P2">? <text:s/>| X | ?<text:tab/>Eval(s) = 0*3 + 3*1 – (0*3 + 2*1) = 1</text:p>
      <text:p text:style-name="P2">? <text:s/>| ? <text:s/>| O</text:p>
      <text:p text:style-name="P2"/>
      <text:p text:style-name="P2">die Funktion scheint sinnvoll zu sein, da wenn Spieler 1 (X) seinen Zug mit einem Positiven Wert beginnt (Beispiel 3) er das spiel augenscheinlich schon gewonnen hat, da er in Beispiel 3 sein X links-mittig setzen kann und dann Spieler 2 den sieg nicht mehr verhindern kann.<text:line-break/>Gleichzeitig scheint es das kleine Problem dabei zu geben das ich z.B. in Beispiel 1 der Zwischenzustände mit -1 in den Spieler 1 Zug starte aber damit schon gewinne weil ich nur das X oben rechts in die Ecke setzen muss. Also scheint es für einzelne Züge zu funktionieren auch wenn es schwer deutbar ist was die Evalzahl im endeffekt aussag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7:24:35.725506600</meta:creation-date>
    <meta:generator>LibreOffice/25.2.5.2$Windows_X86_64 LibreOffice_project/03d19516eb2e1dd5d4ccd751a0d6f35f35e08022</meta:generator>
    <dc:date>2025-11-02T17:43:12.287053100</dc:date>
    <meta:editing-duration>PT7M14S</meta:editing-duration>
    <meta:editing-cycles>1</meta:editing-cycles>
    <meta:document-statistic meta:table-count="0" meta:image-count="0" meta:object-count="0" meta:page-count="1" meta:paragraph-count="21" meta:word-count="306" meta:character-count="1405" meta:non-whitespace-character-count="1106"/>
  </office:meta>
</office:document-meta>
</file>